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Exact Method(LB)</text:p>
          </table:table-cell>
          <table:table-cell office:value-type="string" calcext:value-type="string">
            <text:p>Exact Methode (UB)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reedy</text:p>
          </table:table-cell>
          <table:table-cell table:number-columns-repeated="2"/>
          <table:table-cell office:value-type="string" calcext:value-type="string">
            <text:p>Solutions</text:p>
          </table:table-cell>
        </table:table-row>
        <table:table-row table:style-name="ro1">
          <table:table-cell office:value-type="string" calcext:value-type="string">
            <text:p>ESC07</text:p>
          </table:table-cell>
          <table:table-cell table:number-columns-repeated="2"/>
          <table:table-cell table:number-columns-repeated="2" office:value-type="float" office:value="2700" calcext:value-type="float">
            <text:p>2700</text:p>
          </table:table-cell>
          <table:table-cell table:number-columns-repeated="2"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ESC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175" calcext:value-type="float">
            <text:p>3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12</text:p>
          </table:table-cell>
          <table:table-cell table:number-columns-repeated="2"/>
          <table:table-cell table:number-columns-repeated="2"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25</text:p>
          </table:table-cell>
          <table:table-cell table:number-columns-repeated="2"/>
          <table:table-cell table:number-columns-repeated="2"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47</text:p>
          </table:table-cell>
          <table:table-cell table:number-columns-repeated="2"/>
          <table:table-cell office:value-type="float" office:value="5197" calcext:value-type="float">
            <text:p>5197</text:p>
          </table:table-cell>
          <table:table-cell office:value-type="float" office:value="3843" calcext:value-type="float">
            <text:p>3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6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78</text:p>
          </table:table-cell>
          <table:table-cell table:number-columns-repeated="2"/>
          <table:table-cell office:value-type="float" office:value="23400" calcext:value-type="float">
            <text:p>23400</text:p>
          </table:table-cell>
          <table:table-cell office:value-type="float" office:value="22600" calcext:value-type="float">
            <text:p>22600</text:p>
          </table:table-cell>
          <table:table-cell table:number-columns-repeated="2"/>
          <table:table-cell office:value-type="float" office:value="20880" calcext:value-type="float">
            <text:p>20880</text:p>
          </table:table-cell>
        </table:table-row>
        <table:table-row table:style-name="ro1">
          <table:table-cell office:value-type="string" calcext:value-type="string">
            <text:p>kro124p.1</text:p>
          </table:table-cell>
          <table:table-cell table:number-columns-repeated="2"/>
          <table:table-cell table:number-columns-repeated="2" office:value-type="float" office:value="52575" calcext:value-type="float">
            <text:p>52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2</text:p>
          </table:table-cell>
          <table:table-cell table:number-columns-repeated="2"/>
          <table:table-cell table:number-columns-repeated="2" office:value-type="float" office:value="57723" calcext:value-type="float">
            <text:p>57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3</text:p>
          </table:table-cell>
          <table:table-cell table:number-columns-repeated="2"/>
          <table:table-cell table:number-columns-repeated="2" office:value-type="float" office:value="77266" calcext:value-type="float">
            <text:p>77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4</text:p>
          </table:table-cell>
          <table:table-cell table:number-columns-repeated="2"/>
          <table:table-cell office:value-type="float" office:value="96129" calcext:value-type="float">
            <text:p>96129</text:p>
          </table:table-cell>
          <table:table-cell office:value-type="float" office:value="98427" calcext:value-type="float">
            <text:p>9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500.1000.1</text:p>
          </table:table-cell>
          <table:table-cell table:number-columns-repeated="2"/>
          <table:table-cell office:value-type="float" office:value="6325" calcext:value-type="float">
            <text:p>6325</text:p>
          </table:table-cell>
          <table:table-cell office:value-type="float" office:value="6205" calcext:value-type="float">
            <text:p>6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500.1000.15</text:p>
          </table:table-cell>
          <table:table-cell table:number-columns-repeated="2"/>
          <table:table-cell office:value-type="float" office:value="87636" calcext:value-type="float">
            <text:p>87636</text:p>
          </table:table-cell>
          <table:table-cell office:value-type="float" office:value="111129" calcext:value-type="float">
            <text:p>111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500.1000.30</text:p>
          </table:table-cell>
          <table:table-cell table:number-columns-repeated="2"/>
          <table:table-cell office:value-type="float" office:value="142183" calcext:value-type="float">
            <text:p>142183</text:p>
          </table:table-cell>
          <table:table-cell office:value-type="float" office:value="155387" calcext:value-type="float">
            <text:p>155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500.1000.60</text:p>
          </table:table-cell>
          <table:table-cell table:number-columns-repeated="2"/>
          <table:table-cell office:value-type="float" office:value="195024" calcext:value-type="float">
            <text:p>195024</text:p>
          </table:table-cell>
          <table:table-cell office:value-type="float" office:value="205604" calcext:value-type="float">
            <text:p>205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600.1000.1</text:p>
          </table:table-cell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4931" calcext:value-type="float">
            <text:p>4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600.1000.15</text:p>
          </table:table-cell>
          <table:table-cell table:number-columns-repeated="2"/>
          <table:table-cell office:value-type="float" office:value="104735" calcext:value-type="float">
            <text:p>104735</text:p>
          </table:table-cell>
          <table:table-cell office:value-type="float" office:value="120975" calcext:value-type="float">
            <text:p>120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600.1000.30</text:p>
          </table:table-cell>
          <table:table-cell table:number-columns-repeated="2"/>
          <table:table-cell office:value-type="float" office:value="172522" calcext:value-type="float">
            <text:p>172522</text:p>
          </table:table-cell>
          <table:table-cell office:value-type="float" office:value="189988" calcext:value-type="float">
            <text:p>189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600.1000.60</text:p>
          </table:table-cell>
          <table:table-cell table:number-columns-repeated="2"/>
          <table:table-cell office:value-type="float" office:value="243422" calcext:value-type="float">
            <text:p>243422</text:p>
          </table:table-cell>
          <table:table-cell office:value-type="float" office:value="256253" calcext:value-type="float">
            <text:p>256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700.1000.1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4886" calcext:value-type="float">
            <text:p>4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700.1000.15</text:p>
          </table:table-cell>
          <table:table-cell table:number-columns-repeated="2"/>
          <table:table-cell office:value-type="float" office:value="129367" calcext:value-type="float">
            <text:p>129367</text:p>
          </table:table-cell>
          <table:table-cell office:value-type="float" office:value="151331" calcext:value-type="float">
            <text:p>151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700.1000.30</text:p>
          </table:table-cell>
          <table:table-cell table:number-columns-repeated="2"/>
          <table:table-cell office:value-type="float" office:value="192859" calcext:value-type="float">
            <text:p>192859</text:p>
          </table:table-cell>
          <table:table-cell office:value-type="float" office:value="208460" calcext:value-type="float">
            <text:p>208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700.1000.60</text:p>
          </table:table-cell>
          <table:table-cell table:number-columns-repeated="2"/>
          <table:table-cell office:value-type="float" office:value="272335" calcext:value-type="float">
            <text:p>272335</text:p>
          </table:table-cell>
          <table:table-cell office:value-type="float" office:value="277504" calcext:value-type="float">
            <text:p>27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48p.1</text:p>
          </table:table-cell>
          <table:table-cell table:number-columns-repeated="2"/>
          <table:table-cell table:number-columns-repeated="2" office:value-type="float" office:value="22493" calcext:value-type="float">
            <text:p>22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48p.2</text:p>
          </table:table-cell>
          <table:table-cell table:number-columns-repeated="2"/>
          <table:table-cell table:number-columns-repeated="2" office:value-type="float" office:value="20911" calcext:value-type="float">
            <text:p>20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48p.3</text:p>
          </table:table-cell>
          <table:table-cell table:number-columns-repeated="2"/>
          <table:table-cell table:number-columns-repeated="2" office:value-type="float" office:value="27342" calcext:value-type="float">
            <text:p>27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48p.4</text:p>
          </table:table-cell>
          <table:table-cell table:number-columns-repeated="2"/>
          <table:table-cell table:number-columns-repeated="2" office:value-type="float" office:value="41176" calcext:value-type="float">
            <text:p>411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00:29:09.890424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09:19:27.940705702</meta:creation-date>
    <dc:date>2020-01-11T03:12:03.688794034</dc:date>
    <meta:editing-duration>PT1H4M7S</meta:editing-duration>
    <meta:editing-cycles>7</meta:editing-cycles>
    <meta:generator>LibreOffice/6.3.3.2$Linux_X86_64 LibreOffice_project/30$Build-2</meta:generator>
    <meta:document-statistic meta:table-count="1" meta:cell-count="89" meta:object-count="0"/>
  </office:meta>
</office:document-meta>
</file>